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9-1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3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1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04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0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1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0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1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1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0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6264" calcext:value-type="float">
            <text:p>56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1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1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1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0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2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1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7-0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0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18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2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2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0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0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0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28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1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13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0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0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0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0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1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1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17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0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0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2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14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12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13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2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0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13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2392" calcext:value-type="float">
            <text:p>54.9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7152" calcext:value-type="float">
            <text:p>54.9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6024" calcext:value-type="float">
            <text:p>55.0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6024" calcext:value-type="float">
            <text:p>55.0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8008" calcext:value-type="float">
            <text:p>54.9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2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6024" calcext:value-type="float">
            <text:p>55.0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29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21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2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7</text:p>
          </table:table-cell>
          <table:table-cell office:value-type="string" calcext:value-type="string">
            <text:p>OPDC nr Owatonna; Somerset WMA</text:p>
          </table:table-cell>
          <table:table-cell office:value-type="string" calcext:value-type="string">
            <text:p>2016-06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088" meta:object-count="0"/>
    <meta:user-defined meta:name="AppVersion">3.0</meta:user-defined>
  </office:meta>
</office:document-meta>
</file>